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f3b" officeooo:paragraph-rsid="0019df3b"/>
    </style:style>
    <style:style style:name="P2" style:family="paragraph" style:parent-style-name="Standard">
      <style:text-properties officeooo:rsid="0019df3b" officeooo:paragraph-rsid="00219bc2"/>
    </style:style>
    <style:style style:name="P3" style:family="paragraph" style:parent-style-name="Standard">
      <style:text-properties officeooo:rsid="0019df3b" officeooo:paragraph-rsid="00405034"/>
    </style:style>
    <style:style style:name="P4" style:family="paragraph" style:parent-style-name="Standard">
      <style:paragraph-properties fo:text-align="center" style:justify-single-word="false"/>
      <style:text-properties officeooo:rsid="0019df3b" officeooo:paragraph-rsid="0019df3b"/>
    </style:style>
    <style:style style:name="P5" style:family="paragraph" style:parent-style-name="Standard">
      <style:text-properties officeooo:rsid="0019df3b" officeooo:paragraph-rsid="005546f1"/>
    </style:style>
    <style:style style:name="P6" style:family="paragraph" style:parent-style-name="Standard">
      <style:text-properties officeooo:rsid="0019df3b" officeooo:paragraph-rsid="00574508"/>
    </style:style>
    <style:style style:name="P7" style:family="paragraph" style:parent-style-name="Standard">
      <style:text-properties officeooo:rsid="0019df3b" officeooo:paragraph-rsid="0057aed7"/>
    </style:style>
    <style:style style:name="P8" style:family="paragraph" style:parent-style-name="Standard">
      <style:text-properties officeooo:rsid="0019df3b" officeooo:paragraph-rsid="0058107e"/>
    </style:style>
    <style:style style:name="P9" style:family="paragraph" style:parent-style-name="Standard">
      <style:text-properties fo:font-weight="bold" officeooo:rsid="0019df3b" officeooo:paragraph-rsid="0019df3b" style:font-weight-asian="bold" style:font-weight-complex="bold"/>
    </style:style>
    <style:style style:name="P10" style:family="paragraph" style:parent-style-name="Standard">
      <style:text-properties officeooo:rsid="001f0f7e" officeooo:paragraph-rsid="001f0f7e"/>
    </style:style>
    <style:style style:name="P11" style:family="paragraph" style:parent-style-name="Standard">
      <style:text-properties officeooo:rsid="0020ca7a" officeooo:paragraph-rsid="0020ca7a"/>
    </style:style>
    <style:style style:name="P12" style:family="paragraph" style:parent-style-name="Standard">
      <style:text-properties officeooo:rsid="0020ca7a" officeooo:paragraph-rsid="00219bc2"/>
    </style:style>
    <style:style style:name="P13" style:family="paragraph" style:parent-style-name="Standard">
      <style:text-properties officeooo:rsid="0020ca7a" officeooo:paragraph-rsid="0022cb61"/>
    </style:style>
    <style:style style:name="P14" style:family="paragraph" style:parent-style-name="Standard">
      <style:text-properties officeooo:rsid="00219bc2" officeooo:paragraph-rsid="00219bc2"/>
    </style:style>
    <style:style style:name="P15" style:family="paragraph" style:parent-style-name="Standard">
      <style:text-properties officeooo:rsid="0021a30e" officeooo:paragraph-rsid="0021a30e"/>
    </style:style>
    <style:style style:name="P16" style:family="paragraph" style:parent-style-name="Standard">
      <style:text-properties officeooo:rsid="0021e288" officeooo:paragraph-rsid="0021e288"/>
    </style:style>
    <style:style style:name="P17" style:family="paragraph" style:parent-style-name="Standard">
      <style:text-properties officeooo:rsid="0021e288" officeooo:paragraph-rsid="0022cb61"/>
    </style:style>
    <style:style style:name="P18" style:family="paragraph" style:parent-style-name="Standard">
      <style:paragraph-properties fo:text-align="center" style:justify-single-word="false"/>
      <style:text-properties officeooo:rsid="0021e288" officeooo:paragraph-rsid="0021e288"/>
    </style:style>
    <style:style style:name="P19" style:family="paragraph" style:parent-style-name="Standard">
      <style:text-properties officeooo:rsid="00223e8b" officeooo:paragraph-rsid="00223e8b"/>
    </style:style>
    <style:style style:name="P20" style:family="paragraph" style:parent-style-name="Standard">
      <style:text-properties officeooo:rsid="0022cb61" officeooo:paragraph-rsid="0022cb61"/>
    </style:style>
    <style:style style:name="P21" style:family="paragraph" style:parent-style-name="Standard">
      <style:text-properties officeooo:rsid="0025cd76" officeooo:paragraph-rsid="0025cd76"/>
    </style:style>
    <style:style style:name="P22" style:family="paragraph" style:parent-style-name="Standard">
      <style:text-properties style:text-underline-style="solid" style:text-underline-width="auto" style:text-underline-color="font-color" officeooo:rsid="0022cb61" officeooo:paragraph-rsid="0022cb61"/>
    </style:style>
    <style:style style:name="P23" style:family="paragraph" style:parent-style-name="Standard">
      <style:text-properties fo:font-weight="normal" officeooo:rsid="0019df3b" officeooo:paragraph-rsid="0019df3b" style:font-weight-asian="normal" style:font-weight-complex="normal"/>
    </style:style>
    <style:style style:name="P24" style:family="paragraph" style:parent-style-name="Standard">
      <style:text-properties fo:font-weight="normal" officeooo:rsid="0019df3b" officeooo:paragraph-rsid="00449691" style:font-weight-asian="normal" style:font-weight-complex="normal"/>
    </style:style>
    <style:style style:name="P25" style:family="paragraph" style:parent-style-name="Standard">
      <style:text-properties fo:font-weight="normal" officeooo:rsid="002caba1" officeooo:paragraph-rsid="0019df3b" style:font-weight-asian="normal" style:font-weight-complex="normal"/>
    </style:style>
    <style:style style:name="P26" style:family="paragraph" style:parent-style-name="Standard">
      <style:text-properties fo:font-weight="normal" officeooo:rsid="00449691" officeooo:paragraph-rsid="0019df3b" style:font-weight-asian="normal" style:font-weight-complex="normal"/>
    </style:style>
    <style:style style:name="P27" style:family="paragraph" style:parent-style-name="Standard">
      <style:text-properties fo:font-weight="normal" officeooo:rsid="00449691" officeooo:paragraph-rsid="00449691" style:font-weight-asian="normal" style:font-weight-complex="normal"/>
    </style:style>
    <style:style style:name="P28" style:family="paragraph" style:parent-style-name="Standard">
      <style:text-properties fo:font-weight="normal" officeooo:rsid="00449691" officeooo:paragraph-rsid="00465744" style:font-weight-asian="normal" style:font-weight-complex="normal"/>
    </style:style>
    <style:style style:name="P29" style:family="paragraph" style:parent-style-name="Standard">
      <style:text-properties fo:font-weight="normal" officeooo:rsid="0019ebe3" officeooo:paragraph-rsid="004e574c" style:font-weight-asian="normal" style:font-weight-complex="normal"/>
    </style:style>
    <style:style style:name="P30" style:family="paragraph" style:parent-style-name="Standard">
      <style:text-properties officeooo:rsid="003669b4" officeooo:paragraph-rsid="003669b4"/>
    </style:style>
    <style:style style:name="P31" style:family="paragraph" style:parent-style-name="Standard">
      <style:text-properties officeooo:rsid="003669b4" officeooo:paragraph-rsid="00535462"/>
    </style:style>
    <style:style style:name="P32" style:family="paragraph" style:parent-style-name="Standard">
      <style:text-properties officeooo:rsid="003807aa" officeooo:paragraph-rsid="003807aa"/>
    </style:style>
    <style:style style:name="P33" style:family="paragraph" style:parent-style-name="Standard">
      <style:text-properties officeooo:rsid="003807aa" officeooo:paragraph-rsid="00382070"/>
    </style:style>
    <style:style style:name="P34" style:family="paragraph" style:parent-style-name="Standard">
      <style:text-properties officeooo:rsid="00392c6a" officeooo:paragraph-rsid="00392c6a"/>
    </style:style>
    <style:style style:name="P3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3a7c" officeooo:paragraph-rsid="004e574c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173a7c" officeooo:paragraph-rsid="004e574c"/>
    </style:style>
    <style:style style:name="P37" style:family="paragraph" style:parent-style-name="Standard">
      <style:text-properties officeooo:rsid="0017d8d9" officeooo:paragraph-rsid="004e574c"/>
    </style:style>
    <style:style style:name="P38" style:family="paragraph" style:parent-style-name="Standard">
      <style:text-properties officeooo:rsid="0019ebe3" officeooo:paragraph-rsid="004e574c"/>
    </style:style>
    <style:style style:name="P39" style:family="paragraph" style:parent-style-name="Standard">
      <style:text-properties officeooo:rsid="0019ebe3" officeooo:paragraph-rsid="0019df3b"/>
    </style:style>
    <style:style style:name="P40" style:family="paragraph" style:parent-style-name="Standard">
      <style:text-properties officeooo:rsid="001dacc0" officeooo:paragraph-rsid="004e574c"/>
    </style:style>
    <style:style style:name="P41" style:family="paragraph" style:parent-style-name="Standard">
      <style:text-properties officeooo:rsid="001e8916" officeooo:paragraph-rsid="004e574c"/>
    </style:style>
    <style:style style:name="P42" style:family="paragraph" style:parent-style-name="Standard">
      <style:text-properties officeooo:rsid="001f2d4d" officeooo:paragraph-rsid="004e574c"/>
    </style:style>
    <style:style style:name="P43" style:family="paragraph" style:parent-style-name="Standard">
      <style:text-properties officeooo:rsid="0020b6b2" officeooo:paragraph-rsid="004e574c"/>
    </style:style>
    <style:style style:name="P44" style:family="paragraph" style:parent-style-name="Standard">
      <style:text-properties officeooo:rsid="0021dcc1" officeooo:paragraph-rsid="004e574c"/>
    </style:style>
    <style:style style:name="P45" style:family="paragraph" style:parent-style-name="Standard">
      <style:text-properties officeooo:rsid="00227dc4" officeooo:paragraph-rsid="004e574c"/>
    </style:style>
    <style:style style:name="P46" style:family="paragraph" style:parent-style-name="Standard">
      <style:text-properties officeooo:rsid="0022bbd2" officeooo:paragraph-rsid="004e574c"/>
    </style:style>
    <style:style style:name="P47" style:family="paragraph" style:parent-style-name="Standard">
      <style:text-properties officeooo:rsid="0027e308" officeooo:paragraph-rsid="004e574c"/>
    </style:style>
    <style:style style:name="P48" style:family="paragraph" style:parent-style-name="Standard">
      <style:text-properties officeooo:rsid="0029b34f" officeooo:paragraph-rsid="004e574c"/>
    </style:style>
    <style:style style:name="P49" style:family="paragraph" style:parent-style-name="Standard">
      <style:text-properties style:text-underline-style="none" officeooo:rsid="002b5c32" officeooo:paragraph-rsid="004e574c"/>
    </style:style>
    <style:style style:name="P50" style:family="paragraph" style:parent-style-name="Standard">
      <style:text-properties officeooo:rsid="002d065a" officeooo:paragraph-rsid="004e574c"/>
    </style:style>
    <style:style style:name="P51" style:family="paragraph" style:parent-style-name="Standard">
      <style:text-properties officeooo:rsid="00231661" officeooo:paragraph-rsid="004e574c"/>
    </style:style>
    <style:style style:name="P52" style:family="paragraph" style:parent-style-name="Standard">
      <style:text-properties officeooo:rsid="00247ae4" officeooo:paragraph-rsid="004e574c"/>
    </style:style>
    <style:style style:name="P53" style:family="paragraph">
      <loext:graphic-properties draw:fill-color="#21409a"/>
      <style:paragraph-properties fo:text-align="center"/>
    </style:style>
    <style:style style:name="P54" style:family="paragraph">
      <loext:graphic-properties draw:fill-color="#f58220"/>
      <style:paragraph-properties fo:text-align="center"/>
    </style:style>
    <style:style style:name="P55" style:family="paragraph">
      <loext:graphic-properties draw:fill-color="#fff200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loext:graphic-properties draw:fill-color="#ed1c24"/>
      <style:paragraph-properties fo:text-align="center"/>
    </style:style>
    <style:style style:name="P58" style:family="paragraph">
      <style:paragraph-properties fo:text-align="center"/>
    </style:style>
    <style:style style:name="P59" style:family="paragraph">
      <loext:graphic-properties draw:fill-color="#407927"/>
      <style:paragraph-properties fo:text-align="center"/>
    </style:style>
    <style:style style:name="P60" style:family="paragraph">
      <loext:graphic-properties draw:fill-color="#000000"/>
      <style:paragraph-properties fo:text-align="center"/>
    </style:style>
    <style:style style:name="P61" style:family="paragraph">
      <loext:graphic-properties draw:fill-color="#ed1c24"/>
    </style:style>
    <style:style style:name="P62" style:family="paragraph">
      <loext:graphic-properties draw:fill-color="#5e8ac7"/>
      <style:paragraph-properties fo:text-align="center"/>
    </style:style>
    <style:style style:name="P63" style:family="paragraph">
      <loext:graphic-properties draw:fill-color="#87d1d1"/>
      <style:paragraph-properties fo:text-align="center"/>
    </style:style>
    <style:style style:name="P64" style:family="paragraph">
      <loext:graphic-properties draw:fill-color="#666666"/>
    </style:style>
    <style:style style:name="P65" style:family="paragraph">
      <loext:graphic-properties draw:fill-color="#5c2d91"/>
    </style:style>
    <style:style style:name="P66" style:family="paragraph">
      <loext:graphic-properties draw:fill-color="#f58220"/>
    </style:style>
    <style:style style:name="T1" style:family="text">
      <style:text-properties officeooo:rsid="0020ca7a"/>
    </style:style>
    <style:style style:name="T2" style:family="text">
      <style:text-properties officeooo:rsid="00219bc2"/>
    </style:style>
    <style:style style:name="T3" style:family="text">
      <style:text-properties officeooo:rsid="0022cb61"/>
    </style:style>
    <style:style style:name="T4" style:family="text">
      <style:text-properties officeooo:rsid="0025eafc"/>
    </style:style>
    <style:style style:name="T5" style:family="text">
      <style:text-properties officeooo:rsid="00281854"/>
    </style:style>
    <style:style style:name="T6" style:family="text">
      <style:text-properties officeooo:rsid="002caba1"/>
    </style:style>
    <style:style style:name="T7" style:family="text">
      <style:text-properties fo:font-weight="normal" officeooo:rsid="002caba1" style:font-weight-asian="normal" style:font-weight-complex="normal"/>
    </style:style>
    <style:style style:name="T8" style:family="text">
      <style:text-properties fo:font-weight="normal" officeooo:rsid="0030c32c" style:font-weight-asian="normal" style:font-weight-complex="normal"/>
    </style:style>
    <style:style style:name="T9" style:family="text">
      <style:text-properties fo:font-weight="normal" officeooo:rsid="00315b6b" style:font-weight-asian="normal" style:font-weight-complex="normal"/>
    </style:style>
    <style:style style:name="T10" style:family="text">
      <style:text-properties fo:font-weight="normal" officeooo:rsid="0032efcf" style:font-weight-asian="normal" style:font-weight-complex="normal"/>
    </style:style>
    <style:style style:name="T11" style:family="text">
      <style:text-properties fo:font-weight="normal" officeooo:rsid="00335e58" style:font-weight-asian="normal" style:font-weight-complex="normal"/>
    </style:style>
    <style:style style:name="T12" style:family="text">
      <style:text-properties fo:font-weight="normal" officeooo:rsid="0033f0df" style:font-weight-asian="normal" style:font-weight-complex="normal"/>
    </style:style>
    <style:style style:name="T13" style:family="text">
      <style:text-properties officeooo:rsid="003807aa"/>
    </style:style>
    <style:style style:name="T14" style:family="text">
      <style:text-properties officeooo:rsid="00382070"/>
    </style:style>
    <style:style style:name="T15" style:family="text">
      <style:text-properties officeooo:rsid="00392c6a"/>
    </style:style>
    <style:style style:name="T16" style:family="text">
      <style:text-properties officeooo:rsid="003a22b9"/>
    </style:style>
    <style:style style:name="T17" style:family="text">
      <style:text-properties officeooo:rsid="003df6e1"/>
    </style:style>
    <style:style style:name="T18" style:family="text">
      <style:text-properties officeooo:rsid="003f28f6"/>
    </style:style>
    <style:style style:name="T19" style:family="text">
      <style:text-properties officeooo:rsid="00405034"/>
    </style:style>
    <style:style style:name="T20" style:family="text">
      <style:text-properties officeooo:rsid="004053e5"/>
    </style:style>
    <style:style style:name="T2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" style:family="text">
      <style:text-properties fo:font-size="14pt" style:text-underline-style="solid" style:text-underline-width="auto" style:text-underline-color="font-color" fo:font-weight="bold" officeooo:rsid="001f0f7e" style:font-size-asian="14pt" style:font-weight-asian="bold" style:font-size-complex="14pt" style:font-weight-complex="bold"/>
    </style:style>
    <style:style style:name="T23" style:family="text">
      <style:text-properties officeooo:rsid="00449691"/>
    </style:style>
    <style:style style:name="T24" style:family="text">
      <style:text-properties officeooo:rsid="00465744"/>
    </style:style>
    <style:style style:name="T25" style:family="text">
      <style:text-properties officeooo:rsid="0048fc3f"/>
    </style:style>
    <style:style style:name="T26" style:family="text">
      <style:text-properties officeooo:rsid="00495a63"/>
    </style:style>
    <style:style style:name="T27" style:family="text">
      <style:text-properties officeooo:rsid="004b49d5"/>
    </style:style>
    <style:style style:name="T28" style:family="text">
      <style:text-properties officeooo:rsid="004b6d49"/>
    </style:style>
    <style:style style:name="T29" style:family="text">
      <style:text-properties officeooo:rsid="001c2d07"/>
    </style:style>
    <style:style style:name="T30" style:family="text">
      <style:text-properties officeooo:rsid="001b4c1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98f4e" style:font-weight-asian="bold" style:font-weight-complex="bold"/>
    </style:style>
    <style:style style:name="T33" style:family="text">
      <style:text-properties fo:font-weight="bold" officeooo:rsid="00258f38" style:font-weight-asian="bold" style:font-weight-complex="bold"/>
    </style:style>
    <style:style style:name="T34" style:family="text">
      <style:text-properties officeooo:rsid="0019ebe3"/>
    </style:style>
    <style:style style:name="T35" style:family="text">
      <style:text-properties officeooo:rsid="002d9dbc"/>
    </style:style>
    <style:style style:name="T36" style:family="text">
      <style:text-properties officeooo:rsid="00198f4e"/>
    </style:style>
    <style:style style:name="T37" style:family="text">
      <style:text-properties officeooo:rsid="0020b6b2"/>
    </style:style>
    <style:style style:name="T38" style:family="text">
      <style:text-properties officeooo:rsid="00227dc4"/>
    </style:style>
    <style:style style:name="T39" style:family="text">
      <style:text-properties officeooo:rsid="00231661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90522"/>
    </style:style>
    <style:style style:name="T43" style:family="text">
      <style:text-properties style:text-underline-style="none" officeooo:rsid="002d9dbc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officeooo:rsid="002e6579"/>
    </style:style>
    <style:style style:name="T46" style:family="text">
      <style:text-properties officeooo:rsid="002e6579"/>
    </style:style>
    <style:style style:name="T47" style:family="text">
      <style:text-properties officeooo:rsid="004e8b38"/>
    </style:style>
    <style:style style:name="T48" style:family="text">
      <style:text-properties officeooo:rsid="00535462"/>
    </style:style>
    <style:style style:name="T49" style:family="text">
      <style:text-properties officeooo:rsid="00550380"/>
    </style:style>
    <style:style style:name="T50" style:family="text">
      <style:text-properties officeooo:rsid="005546f1"/>
    </style:style>
    <style:style style:name="T51" style:family="text">
      <style:text-properties officeooo:rsid="00574508"/>
    </style:style>
    <style:style style:name="T52" style:family="text">
      <style:text-properties officeooo:rsid="0057aed7"/>
    </style:style>
    <style:style style:name="T53" style:family="text">
      <style:text-properties officeooo:rsid="005920ff"/>
    </style:style>
    <style:style style:name="T54" style:family="text">
      <style:text-properties officeooo:rsid="005936ad"/>
    </style:style>
    <style:style style:name="gr1" style:family="graphic">
      <style:graphic-properties svg:stroke-color="#000000" draw:fill-color="#21409a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58220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200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ed1c24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407927" draw:textarea-horizontal-align="justify" draw:textarea-vertical-align="middle" draw:auto-grow-height="false" fo:min-height="1.312cm" fo:min-width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312cm" fo:min-width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31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6cm" svg:stroke-color="#000000" draw:marker-start-width="0.512cm" draw:marker-end-width="0.512cm" draw:fill-color="#ffffff" draw:textarea-horizontal-align="justify" draw:textarea-vertical-align="middle" draw:auto-grow-height="false" fo:min-height="0.531cm" fo:min-width="0.531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407927" draw:textarea-horizontal-align="justify" draw:textarea-vertical-align="middle" draw:auto-grow-height="false" fo:min-height="0.531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6cm" svg:stroke-color="#000000" draw:marker-start-width="0.512cm" draw:marker-end-width="0.512cm" draw:fill-color="#ffffff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6cm" svg:stroke-color="#000000" draw:marker-start-width="0.512cm" draw:marker-end-width="0.512cm" draw:fill-color="#407927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ffff" draw:fill-color="#ed1c24" draw:textarea-horizontal-align="justify" draw:textarea-vertical-align="middle" draw:auto-grow-height="false" fo:min-height="0.233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6cm" svg:stroke-color="#000000" draw:marker-start-width="0.512cm" draw:marker-end-width="0.512cm" draw:fill-color="#5e8ac7" draw:textarea-horizontal-align="justify" draw:textarea-vertical-align="middle" draw:auto-grow-height="false" fo:min-height="0.425cm" fo:min-width="0.425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87d1d1" draw:textarea-horizontal-align="justify" draw:textarea-vertical-align="middle" draw:auto-grow-height="false" fo:min-height="1.591cm" fo:min-width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21409a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2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fffff" draw:fill-color="#666666" draw:textarea-horizontal-align="justify" draw:textarea-vertical-align="middle" draw:auto-grow-height="false" fo:min-height="0.212cm" fo:min-width="2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ffffff" draw:fill-color="#666666" draw:textarea-horizontal-align="justify" draw:textarea-vertical-align="middle" draw:auto-grow-height="false" fo:min-height="0.199cm" fo:min-width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textarea-horizontal-align="justify" draw:textarea-vertical-align="middle" draw:auto-grow-height="false" fo:min-height="0.506cm" fo:min-width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5c2d91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d1c24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58220" draw:textarea-horizontal-align="justify" draw:textarea-vertical-align="middle" draw:auto-grow-height="false" fo:min-height="0.938cm" fo:min-width="0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1">Informe TP2 “El juego de la vida </text:span><text:span text:style-name="T22">V1</text:span><text:span text:style-name="T21">.0”.</text:span></text:p>
      <text:p text:style-name="P1"/>
      <text:p text:style-name="P9">Acción n°1: Extraer los datos de importancia del enunciado.</text:p>
      <text:p text:style-name="P1"/>
      <text:p text:style-name="P10"><text:tab/><text:span text:style-name="T1">Para la ejecución del programa se usaran varios tableros conectados por portales que contendrán células vivas o muertas.</text:span></text:p>
      <text:p text:style-name="P11"/>
      <text:p text:style-name="P11"><draw:custom-shape text:anchor-type="paragraph" draw:z-index="0" draw:name="Forma1" draw:style-name="gr1" draw:text-style-name="P53" svg:width="0.768cm" svg:height="0.768cm" svg:x="0.219cm" svg:y="0.323cm"><text:p/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54" svg:width="0.768cm" svg:height="0.768cm" svg:x="0.986cm" svg:y="0.323cm"><text:p/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54" svg:width="0.768cm" svg:height="0.768cm" svg:x="1.753cm" svg:y="0.323cm"><text:p/><draw:enhanced-geometry svg:viewBox="0 0 21600 21600" draw:type="rectangle" draw:enhanced-path="M 0 0 L 21600 0 21600 21600 0 21600 0 0 Z N"/></draw:custom-shape></text:p>
      <text:p text:style-name="P12"/>
      <text:p text:style-name="P12"><draw:custom-shape text:anchor-type="paragraph" draw:z-index="6" draw:name="Forma1" draw:style-name="gr1" draw:text-style-name="P53" svg:width="0.768cm" svg:height="0.768cm" svg:x="0.219cm" svg:y="0.116cm"><text:p/><draw:enhanced-geometry svg:viewBox="0 0 21600 21600" draw:type="rectangle" draw:enhanced-path="M 0 0 L 21600 0 21600 21600 0 21600 0 0 Z N"/></draw:custom-shape><draw:custom-shape text:anchor-type="paragraph" draw:z-index="7" draw:name="Forma1" draw:style-name="gr4" draw:text-style-name="P56" svg:width="0.768cm" svg:height="0.768cm" svg:x="0.986cm" svg:y="0.116cm"><text:p/><draw:enhanced-geometry svg:viewBox="0 0 21600 21600" draw:type="rectangle" draw:enhanced-path="M 0 0 L 21600 0 21600 21600 0 21600 0 0 Z N"/></draw:custom-shape><draw:custom-shape text:anchor-type="paragraph" draw:z-index="8" draw:name="Forma1" draw:style-name="gr5" draw:text-style-name="P57" svg:width="0.768cm" svg:height="0.768cm" svg:x="1.753cm" svg:y="0.116cm"><text:p/><draw:enhanced-geometry svg:viewBox="0 0 21600 21600" draw:type="rectangle" draw:enhanced-path="M 0 0 L 21600 0 21600 21600 0 21600 0 0 Z N"/></draw:custom-shape><draw:line text:anchor-type="paragraph" draw:z-index="9" draw:name="Forma2" draw:style-name="gr6" draw:text-style-name="P58" svg:x1="2.173cm" svg:y1="0.588cm" svg:x2="4.842cm" svg:y2="0.235cm"><text:p/></draw:line><text:tab/><text:tab/><text:tab/><text:tab/><text:span text:style-name="T2">Parcela</text:span></text:p>
      <text:p text:style-name="P12"><draw:custom-shape text:anchor-type="paragraph" draw:z-index="3" draw:name="Forma1" draw:style-name="gr3" draw:text-style-name="P55" svg:width="0.768cm" svg:height="0.768cm" svg:x="0.219cm" svg:y="0.397cm"><text:p/><draw:enhanced-geometry svg:viewBox="0 0 21600 21600" draw:type="rectangle" draw:enhanced-path="M 0 0 L 21600 0 21600 21600 0 21600 0 0 Z N"/></draw:custom-shape><draw:custom-shape text:anchor-type="paragraph" draw:z-index="4" draw:name="Forma1" draw:style-name="gr3" draw:text-style-name="P55" svg:width="0.768cm" svg:height="0.768cm" svg:x="0.986cm" svg:y="0.397cm"><text:p/><draw:enhanced-geometry svg:viewBox="0 0 21600 21600" draw:type="rectangle" draw:enhanced-path="M 0 0 L 21600 0 21600 21600 0 21600 0 0 Z N"/></draw:custom-shape><draw:custom-shape text:anchor-type="paragraph" draw:z-index="5" draw:name="Forma1" draw:style-name="gr4" draw:text-style-name="P56" svg:width="0.768cm" svg:height="0.768cm" svg:x="1.753cm" svg:y="0.397cm"><text:p/><draw:enhanced-geometry svg:viewBox="0 0 21600 21600" draw:type="rectangle" draw:enhanced-path="M 0 0 L 21600 0 21600 21600 0 21600 0 0 Z N"/></draw:custom-shape></text:p>
      <text:p text:style-name="P12"/>
      <text:p text:style-name="P2"/>
      <text:p text:style-name="P12"/>
      <text:p text:style-name="P14">Los tableros seran de un tamaño NxM que se indicara en el archivo de texto inicial.</text:p>
      <text:p text:style-name="P15">Estan compuestas por parcelas que tendran asignadas un color y tasas de mortalidad y natalidad.</text:p>
      <text:p text:style-name="P1"/>
      <text:p text:style-name="P1"><draw:custom-shape text:anchor-type="paragraph" draw:z-index="10" draw:name="Forma3" draw:style-name="gr7" draw:text-style-name="P59" svg:width="1.853cm" svg:height="1.853cm" svg:x="1.212cm" svg:y="0.243cm"><text:p text:style-name="P58">Viva</text:p><text:p text:style-name="P58">10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3" draw:style-name="gr7" draw:text-style-name="P59" svg:width="1.853cm" svg:height="1.853cm" svg:x="4.212cm" svg:y="0.243cm"><text:p text:style-name="P58">Viva</text:p><text:p text:style-name="P58">75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3" draw:style-name="gr7" draw:text-style-name="P59" svg:width="1.853cm" svg:height="1.853cm" svg:x="7.213cm" svg:y="0.243cm"><text:p text:style-name="P58">Viva</text:p><text:p text:style-name="P58">5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3" draw:style-name="gr7" draw:text-style-name="P59" svg:width="1.853cm" svg:height="1.853cm" svg:x="10.213cm" svg:y="0.243cm"><text:p text:style-name="P58">Viva</text:p><text:p text:style-name="P58">25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3" draw:style-name="gr8" draw:text-style-name="P56" svg:width="1.853cm" svg:height="1.853cm" svg:x="13.213cm" svg:y="0.243cm"><text:p text:style-name="P58">Muerta</text:p><text:p text:style-name="P58">0%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8">Las celulas pueden estar vivas o muertas. </text:p>
      <text:p text:style-name="P16"/>
      <text:p text:style-name="P13"><draw:custom-shape text:anchor-type="paragraph" draw:z-index="15" draw:name="Forma1" draw:style-name="gr1" draw:text-style-name="P53" svg:width="0.768cm" svg:height="0.768cm" svg:x="0.219cm" svg:y="0.323cm"><text:p/><draw:enhanced-geometry svg:viewBox="0 0 21600 21600" draw:type="rectangle" draw:enhanced-path="M 0 0 L 21600 0 21600 21600 0 21600 0 0 Z N"/></draw:custom-shape><draw:custom-shape text:anchor-type="paragraph" draw:z-index="16" draw:name="Forma1" draw:style-name="gr2" draw:text-style-name="P54" svg:width="0.768cm" svg:height="0.768cm" svg:x="0.986cm" svg:y="0.323cm"><text:p/><draw:enhanced-geometry svg:viewBox="0 0 21600 21600" draw:type="rectangle" draw:enhanced-path="M 0 0 L 21600 0 21600 21600 0 21600 0 0 Z N"/></draw:custom-shape><draw:custom-shape text:anchor-type="paragraph" draw:z-index="17" draw:name="Forma1" draw:style-name="gr2" draw:text-style-name="P54" svg:width="0.768cm" svg:height="0.768cm" svg:x="1.753cm" svg:y="0.323cm"><text:p/><draw:enhanced-geometry svg:viewBox="0 0 21600 21600" draw:type="rectangle" draw:enhanced-path="M 0 0 L 21600 0 21600 21600 0 21600 0 0 Z N"/></draw:custom-shape><draw:custom-shape text:anchor-type="paragraph" draw:z-index="27" draw:name="Forma1" draw:style-name="gr1" draw:text-style-name="P53" svg:width="0.768cm" svg:height="0.768cm" svg:x="10.22cm" svg:y="0.323cm"><text:p/><draw:enhanced-geometry svg:viewBox="0 0 21600 21600" draw:type="rectangle" draw:enhanced-path="M 0 0 L 21600 0 21600 21600 0 21600 0 0 Z N"/></draw:custom-shape><draw:custom-shape text:anchor-type="paragraph" draw:z-index="28" draw:name="Forma1" draw:style-name="gr2" draw:text-style-name="P54" svg:width="0.768cm" svg:height="0.768cm" svg:x="10.987cm" svg:y="0.323cm"><text:p/><draw:enhanced-geometry svg:viewBox="0 0 21600 21600" draw:type="rectangle" draw:enhanced-path="M 0 0 L 21600 0 21600 21600 0 21600 0 0 Z N"/></draw:custom-shape><draw:custom-shape text:anchor-type="paragraph" draw:z-index="29" draw:name="Forma1" draw:style-name="gr2" draw:text-style-name="P54" svg:width="0.768cm" svg:height="0.768cm" svg:x="11.755cm" svg:y="0.323cm"><text:p/><draw:enhanced-geometry svg:viewBox="0 0 21600 21600" draw:type="rectangle" draw:enhanced-path="M 0 0 L 21600 0 21600 21600 0 21600 0 0 Z N"/></draw:custom-shape></text:p>
      <text:p text:style-name="P13"><text:s text:c="28"/></text:p>
      <text:p text:style-name="P13"><draw:custom-shape text:anchor-type="paragraph" draw:z-index="21" draw:name="Forma1" draw:style-name="gr1" draw:text-style-name="P53" svg:width="0.768cm" svg:height="0.768cm" svg:x="0.219cm" svg:y="0.116cm"><text:p/><draw:enhanced-geometry svg:viewBox="0 0 21600 21600" draw:type="rectangle" draw:enhanced-path="M 0 0 L 21600 0 21600 21600 0 21600 0 0 Z N"/></draw:custom-shape><draw:custom-shape text:anchor-type="paragraph" draw:z-index="22" draw:name="Forma1" draw:style-name="gr4" draw:text-style-name="P56" svg:width="0.768cm" svg:height="0.768cm" svg:x="0.986cm" svg:y="0.116cm"><text:p/><draw:enhanced-geometry svg:viewBox="0 0 21600 21600" draw:type="rectangle" draw:enhanced-path="M 0 0 L 21600 0 21600 21600 0 21600 0 0 Z N"/></draw:custom-shape><draw:custom-shape text:anchor-type="paragraph" draw:z-index="23" draw:name="Forma1" draw:style-name="gr5" draw:text-style-name="P57" svg:width="0.768cm" svg:height="0.768cm" svg:x="1.753cm" svg:y="0.116cm"><text:p/><draw:enhanced-geometry svg:viewBox="0 0 21600 21600" draw:type="rectangle" draw:enhanced-path="M 0 0 L 21600 0 21600 21600 0 21600 0 0 Z N"/></draw:custom-shape><draw:custom-shape text:anchor-type="paragraph" draw:z-index="30" draw:name="Forma1" draw:style-name="gr1" draw:text-style-name="P53" svg:width="0.768cm" svg:height="0.768cm" svg:x="10.22cm" svg:y="0.116cm"><text:p/><draw:enhanced-geometry svg:viewBox="0 0 21600 21600" draw:type="rectangle" draw:enhanced-path="M 0 0 L 21600 0 21600 21600 0 21600 0 0 Z N"/></draw:custom-shape><draw:custom-shape text:anchor-type="paragraph" draw:z-index="31" draw:name="Forma1" draw:style-name="gr4" draw:text-style-name="P56" svg:width="0.768cm" svg:height="0.768cm" svg:x="10.987cm" svg:y="0.116cm"><text:p/><draw:enhanced-geometry svg:viewBox="0 0 21600 21600" draw:type="rectangle" draw:enhanced-path="M 0 0 L 21600 0 21600 21600 0 21600 0 0 Z N"/></draw:custom-shape><draw:custom-shape text:anchor-type="paragraph" draw:z-index="32" draw:name="Forma1" draw:style-name="gr5" draw:text-style-name="P57" svg:width="0.768cm" svg:height="0.768cm" svg:x="11.755cm" svg:y="0.116cm"><text:p/><draw:enhanced-geometry svg:viewBox="0 0 21600 21600" draw:type="rectangle" draw:enhanced-path="M 0 0 L 21600 0 21600 21600 0 21600 0 0 Z N"/></draw:custom-shape><text:s text:c="31"/><text:span text:style-name="T3">Portal Origen-Destino</text:span><text:tab/><text:tab/><text:tab/><text:tab/></text:p>
      <text:p text:style-name="P13"><draw:line text:anchor-type="paragraph" draw:z-index="33" draw:name="Forma5" draw:style-name="gr9" draw:text-style-name="P60" svg:x1="2.15cm" svg:y1="0.231cm" svg:x2="10.594cm" svg:y2="0.981cm"><text:p/></draw:line><draw:custom-shape text:anchor-type="paragraph" draw:z-index="123" draw:name="Forma4" draw:style-name="gr22" svg:width="0.676cm" svg:height="0.675cm" svg:x="5.724cm" svg:y="0.23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8" draw:name="Forma1" draw:style-name="gr3" draw:text-style-name="P55" svg:width="0.768cm" svg:height="0.768cm" svg:x="0.219cm" svg:y="0.397cm"><text:p/><draw:enhanced-geometry svg:viewBox="0 0 21600 21600" draw:type="rectangle" draw:enhanced-path="M 0 0 L 21600 0 21600 21600 0 21600 0 0 Z N"/></draw:custom-shape><draw:custom-shape text:anchor-type="paragraph" draw:z-index="19" draw:name="Forma1" draw:style-name="gr3" draw:text-style-name="P55" svg:width="0.768cm" svg:height="0.768cm" svg:x="0.986cm" svg:y="0.397cm"><text:p/><draw:enhanced-geometry svg:viewBox="0 0 21600 21600" draw:type="rectangle" draw:enhanced-path="M 0 0 L 21600 0 21600 21600 0 21600 0 0 Z N"/></draw:custom-shape><draw:custom-shape text:anchor-type="paragraph" draw:z-index="20" draw:name="Forma1" draw:style-name="gr4" draw:text-style-name="P56" svg:width="0.768cm" svg:height="0.768cm" svg:x="1.753cm" svg:y="0.397cm"><text:p/><draw:enhanced-geometry svg:viewBox="0 0 21600 21600" draw:type="rectangle" draw:enhanced-path="M 0 0 L 21600 0 21600 21600 0 21600 0 0 Z N"/></draw:custom-shape><draw:custom-shape text:anchor-type="paragraph" draw:z-index="24" draw:name="Forma1" draw:style-name="gr3" draw:text-style-name="P55" svg:width="0.768cm" svg:height="0.768cm" svg:x="10.22cm" svg:y="0.397cm"><text:p/><draw:enhanced-geometry svg:viewBox="0 0 21600 21600" draw:type="rectangle" draw:enhanced-path="M 0 0 L 21600 0 21600 21600 0 21600 0 0 Z N"/></draw:custom-shape><draw:custom-shape text:anchor-type="paragraph" draw:z-index="25" draw:name="Forma1" draw:style-name="gr3" draw:text-style-name="P55" svg:width="0.768cm" svg:height="0.768cm" svg:x="10.987cm" svg:y="0.397cm"><text:p/><draw:enhanced-geometry svg:viewBox="0 0 21600 21600" draw:type="rectangle" draw:enhanced-path="M 0 0 L 21600 0 21600 21600 0 21600 0 0 Z N"/></draw:custom-shape><draw:custom-shape text:anchor-type="paragraph" draw:z-index="26" draw:name="Forma1" draw:style-name="gr4" draw:text-style-name="P56" svg:width="0.768cm" svg:height="0.768cm" svg:x="11.755cm" svg:y="0.397cm"><text:p/><draw:enhanced-geometry svg:viewBox="0 0 21600 21600" draw:type="rectangle" draw:enhanced-path="M 0 0 L 21600 0 21600 21600 0 21600 0 0 Z N"/></draw:custom-shape><text:s text:c="37"/></text:p>
      <text:p text:style-name="P13"/>
      <text:p text:style-name="P17"/>
      <text:p text:style-name="P16"/>
      <text:p text:style-name="P19">Los portales se encargan de <text:span text:style-name="T3">conectar los diferentes tableros.</text:span></text:p>
      <text:p text:style-name="P20">Hay tres tipos de portales y dependiendo de cual se trate podra modificar la<text:span text:style-name="T47">s</text:span> celula<text:span text:style-name="T47">s</text:span> que <text:span text:style-name="T47">se vean afectadas por</text:span> el mismo.</text:p>
      <text:p text:style-name="P20"/>
      <text:p text:style-name="P22">Las posibles transiciones de la celula de un turno a otro:</text:p>
      <text:p text:style-name="P20"/>
      <text:p text:style-name="P21">El estado de una celula cambiara por la interaccion con sus celulas vecinas, las tasas de natalidad y mortalidad de la parcela donde se encuentra y los portales que la incluyan.</text:p>
      <text:p text:style-name="P21"/>
      <text:p text:style-name="P21"><draw:custom-shape text:anchor-type="paragraph" draw:z-index="40" draw:name="Forma3" draw:style-name="gr10" draw:text-style-name="P56" svg:width="0.75cm" svg:height="0.75cm" svg:x="1.221cm" svg:y="0.235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3" draw:style-name="gr10" draw:text-style-name="P56" svg:width="0.75cm" svg:height="0.75cm" svg:x="2.221cm" svg:y="0.235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3" draw:style-name="gr10" draw:text-style-name="P56" svg:width="0.75cm" svg:height="0.75cm" svg:x="3.221cm" svg:y="0.235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/>
      <text:p text:style-name="P20"><draw:custom-shape text:anchor-type="paragraph" draw:z-index="34" draw:name="Forma3" draw:style-name="gr10" draw:text-style-name="P56" svg:width="0.75cm" svg:height="0.75cm" svg:x="1.221cm" svg:y="0.33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a3" draw:style-name="gr11" draw:text-style-name="P56" svg:width="0.75cm" svg:height="0.75cm" svg:x="2.221cm" svg:y="0.33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a3" draw:style-name="gr10" draw:text-style-name="P56" svg:width="0.75cm" svg:height="0.75cm" svg:x="3.221cm" svg:y="0.33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span text:style-name="T4">Una celula puede tener hasta 8 celulas vecinas en un tablero.</text:span></text:p>
      <text:p text:style-name="P20"/>
      <text:p text:style-name="P20"><draw:custom-shape text:anchor-type="paragraph" draw:z-index="37" draw:name="Forma3" draw:style-name="gr10" draw:text-style-name="P56" svg:width="0.75cm" svg:height="0.75cm" svg:x="1.221cm" svg:y="0.443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a3" draw:style-name="gr10" draw:text-style-name="P56" svg:width="0.75cm" svg:height="0.75cm" svg:x="2.221cm" svg:y="0.443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a3" draw:style-name="gr10" draw:text-style-name="P56" svg:width="0.75cm" svg:height="0.75cm" svg:x="3.221cm" svg:y="0.443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9"/>
      <text:p text:style-name="P9"/>
      <text:p text:style-name="P23"><draw:custom-shape text:anchor-type="paragraph" draw:z-index="43" draw:name="Forma3" draw:style-name="gr12" draw:text-style-name="P59" svg:width="0.75cm" svg:height="0.75cm" svg:x="1.221cm" svg:y="0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a3" draw:style-name="gr10" draw:text-style-name="P56" svg:width="0.75cm" svg:height="0.75cm" svg:x="2.221cm" svg:y="0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a3" draw:style-name="gr10" draw:text-style-name="P56" svg:width="0.75cm" svg:height="0.75cm" svg:x="3.221cm" svg:y="0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a3" draw:style-name="gr10" draw:text-style-name="P56" svg:width="0.75cm" svg:height="0.75cm" svg:x="1.221cm" svg:y="1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a3" draw:style-name="gr13" draw:text-style-name="P56" svg:width="0.75cm" svg:height="0.75cm" svg:x="2.221cm" svg:y="1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Forma3" draw:style-name="gr10" draw:text-style-name="P56" svg:width="0.75cm" svg:height="0.75cm" svg:x="3.221cm" svg:y="1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Forma3" draw:style-name="gr10" draw:text-style-name="P56" svg:width="0.75cm" svg:height="0.75cm" svg:x="1.221cm" svg:y="2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Forma3" draw:style-name="gr12" draw:text-style-name="P59" svg:width="0.75cm" svg:height="0.75cm" svg:x="2.221cm" svg:y="2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Forma3" draw:style-name="gr12" draw:text-style-name="P59" svg:width="0.75cm" svg:height="0.75cm" svg:x="3.221cm" svg:y="2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a3" draw:style-name="gr12" draw:text-style-name="P59" svg:width="0.75cm" svg:height="0.75cm" svg:x="6.221cm" svg:y="0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a3" draw:style-name="gr10" draw:text-style-name="P56" svg:width="0.75cm" svg:height="0.75cm" svg:x="7.221cm" svg:y="0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Forma3" draw:style-name="gr10" draw:text-style-name="P56" svg:width="0.75cm" svg:height="0.75cm" svg:x="8.221cm" svg:y="0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a3" draw:style-name="gr10" draw:text-style-name="P56" svg:width="0.75cm" svg:height="0.75cm" svg:x="6.221cm" svg:y="1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a3" draw:style-name="gr14" draw:text-style-name="P59" svg:width="0.75cm" svg:height="0.75cm" svg:x="7.221cm" svg:y="1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a3" draw:style-name="gr10" draw:text-style-name="P56" svg:width="0.75cm" svg:height="0.75cm" svg:x="8.221cm" svg:y="1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a3" draw:style-name="gr10" draw:text-style-name="P56" svg:width="0.75cm" svg:height="0.75cm" svg:x="6.221cm" svg:y="2.178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Forma3" draw:style-name="gr12" draw:text-style-name="P59" svg:width="0.75cm" svg:height="0.75cm" svg:x="7.221cm" svg:y="2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Forma3" draw:style-name="gr12" draw:text-style-name="P59" svg:width="0.75cm" svg:height="0.75cm" svg:x="8.221cm" svg:y="2.178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<text:tab/><text:tab/><text:tab/><text:tab/><text:tab/><text:tab/><text:tab/><text:tab/><text:span text:style-name="T5">Una celula muerta(M) con exactamente</text:span></text:p>
      <text:p text:style-name="P23"><draw:custom-shape text:anchor-type="paragraph" draw:z-index="61" draw:name="Forma6" draw:style-name="gr15" draw:text-style-name="P61" svg:width="1.588cm" svg:height="0.463cm" svg:x="4.288cm" svg:y="0.4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span text:style-name="T5">3 celulas vecinas vivas nacera en el</text:span></text:p>
      <text:p text:style-name="P23"><text:tab/><text:tab/><text:tab/><text:tab/><text:tab/><text:tab/><text:tab/><text:tab/><text:span text:style-name="T5">proximo turno.</text:span></text:p>
      <text:p text:style-name="P9"><draw:custom-shape text:anchor-type="paragraph" draw:z-index="80" draw:name="Forma6" draw:style-name="gr15" draw:text-style-name="P61" svg:width="1.588cm" svg:height="0.463cm" svg:x="4.288cm" svg:y="5.4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9" draw:name="Forma3" draw:style-name="gr10" draw:text-style-name="P56" svg:width="0.75cm" svg:height="0.75cm" svg:x="8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Forma3" draw:style-name="gr10" draw:text-style-name="P56" svg:width="0.75cm" svg:height="0.75cm" svg:x="7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Forma3" draw:style-name="gr10" draw:text-style-name="P56" svg:width="0.75cm" svg:height="0.75cm" svg:x="6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Forma3" draw:style-name="gr10" draw:text-style-name="P56" svg:width="0.75cm" svg:height="0.75cm" svg:x="8.221cm" svg:y="5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Forma3" draw:style-name="gr13" draw:text-style-name="P56" svg:width="0.75cm" svg:height="0.75cm" svg:x="7.221cm" svg:y="5.17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Forma3" draw:style-name="gr10" draw:text-style-name="P56" svg:width="0.75cm" svg:height="0.75cm" svg:x="6.221cm" svg:y="5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a3" draw:style-name="gr10" draw:text-style-name="P56" svg:width="0.75cm" svg:height="0.75cm" svg:x="8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Forma3" draw:style-name="gr10" draw:text-style-name="P56" svg:width="0.75cm" svg:height="0.75cm" svg:x="7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Forma3" draw:style-name="gr10" draw:text-style-name="P56" svg:width="0.75cm" svg:height="0.75cm" svg:x="6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Forma3" draw:style-name="gr10" draw:text-style-name="P56" svg:width="0.75cm" svg:height="0.75cm" svg:x="3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Forma3" draw:style-name="gr10" draw:text-style-name="P56" svg:width="0.75cm" svg:height="0.75cm" svg:x="2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Forma3" draw:style-name="gr10" draw:text-style-name="P56" svg:width="0.75cm" svg:height="0.75cm" svg:x="1.221cm" svg:y="6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Forma3" draw:style-name="gr10" draw:text-style-name="P56" svg:width="0.75cm" svg:height="0.75cm" svg:x="3.221cm" svg:y="5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Forma3" draw:style-name="gr16" draw:text-style-name="P62" svg:width="0.75cm" svg:height="0.75cm" svg:x="2.221cm" svg:y="5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a3" draw:style-name="gr10" draw:text-style-name="P56" svg:width="0.75cm" svg:height="0.75cm" svg:x="1.221cm" svg:y="5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a3" draw:style-name="gr10" draw:text-style-name="P56" svg:width="0.75cm" svg:height="0.75cm" svg:x="3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Forma3" draw:style-name="gr10" draw:text-style-name="P56" svg:width="0.75cm" svg:height="0.75cm" svg:x="2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Forma3" draw:style-name="gr10" draw:text-style-name="P56" svg:width="0.75cm" svg:height="0.75cm" svg:x="1.221cm" svg:y="4.179cm"><text:p text:style-name="P58">?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23"/>
      <text:p text:style-name="P23"><text:tab/><text:tab/><text:tab/><text:tab/><text:tab/><text:tab/><text:tab/><text:tab/><text:span text:style-name="T6">Una celula viva(V) con 2 o 3 celulas <text:tab/><text:tab/><text:tab/><text:tab/><text:tab/><text:tab/><text:tab/><text:tab/>vecinas vivas no modificara su estado <text:tab/><text:tab/><text:tab/><text:tab/><text:tab/><text:tab/><text:tab/><text:tab/>para el proximo turno.</text:span></text:p>
      <text:p text:style-name="P9"/>
      <text:p text:style-name="P9"/>
      <text:p text:style-name="P9"/>
      <text:p text:style-name="P9"/>
      <text:p text:style-name="P9"><draw:custom-shape text:anchor-type="paragraph" draw:z-index="104" draw:name="Forma3" draw:style-name="gr12" draw:text-style-name="P59" svg:width="0.75cm" svg:height="0.75cm" svg:x="1.221cm" svg:y="-3.819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Forma3" draw:style-name="gr10" draw:text-style-name="P56" svg:width="0.75cm" svg:height="0.75cm" svg:x="2.221cm" svg:y="-3.81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Forma3" draw:style-name="gr10" draw:text-style-name="P56" svg:width="0.75cm" svg:height="0.75cm" svg:x="3.221cm" svg:y="-3.81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a3" draw:style-name="gr12" draw:text-style-name="P59" svg:width="0.75cm" svg:height="0.75cm" svg:x="6.221cm" svg:y="-3.819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Forma3" draw:style-name="gr10" draw:text-style-name="P56" svg:width="0.75cm" svg:height="0.75cm" svg:x="7.221cm" svg:y="-3.81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Forma3" draw:style-name="gr10" draw:text-style-name="P56" svg:width="0.75cm" svg:height="0.75cm" svg:x="8.221cm" svg:y="-3.819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><draw:custom-shape text:anchor-type="paragraph" draw:z-index="107" draw:name="Forma3" draw:style-name="gr10" draw:text-style-name="P56" svg:width="0.75cm" svg:height="0.75cm" svg:x="1.221cm" svg:y="-3.701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Forma3" draw:style-name="gr14" draw:text-style-name="P59" svg:width="0.75cm" svg:height="0.75cm" svg:x="2.221cm" svg:y="-3.701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a3" draw:style-name="gr10" draw:text-style-name="P56" svg:width="0.75cm" svg:height="0.75cm" svg:x="3.221cm" svg:y="-3.701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Forma3" draw:style-name="gr10" draw:text-style-name="P56" svg:width="0.75cm" svg:height="0.75cm" svg:x="6.221cm" svg:y="-3.701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Forma3" draw:style-name="gr14" draw:text-style-name="P59" svg:width="0.75cm" svg:height="0.75cm" svg:x="7.221cm" svg:y="-3.701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a3" draw:style-name="gr10" draw:text-style-name="P56" svg:width="0.75cm" svg:height="0.75cm" svg:x="8.221cm" svg:y="-3.701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span text:style-name="T7">En cualquier</text:span><text:span text:style-name="T8">(?)</text:span><text:span text:style-name="T7"> otro caso la celula muere</text:span></text:p>
      <text:p text:style-name="P25"><draw:custom-shape text:anchor-type="paragraph" draw:z-index="122" draw:name="Forma6" draw:style-name="gr15" draw:text-style-name="P61" svg:width="1.588cm" svg:height="0.463cm" svg:x="4.288cm" svg:y="-3.8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o permanece muerta para el turno</text:p>
      <text:p text:style-name="P25"><draw:custom-shape text:anchor-type="paragraph" draw:z-index="110" draw:name="Forma3" draw:style-name="gr10" draw:text-style-name="P56" svg:width="0.75cm" svg:height="0.75cm" svg:x="1.221cm" svg:y="-3.597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Forma3" draw:style-name="gr12" draw:text-style-name="P59" svg:width="0.75cm" svg:height="0.75cm" svg:x="2.221cm" svg:y="-3.597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Forma3" draw:style-name="gr10" draw:text-style-name="P56" svg:width="0.75cm" svg:height="0.75cm" svg:x="3.221cm" svg:y="-3.597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a3" draw:style-name="gr10" draw:text-style-name="P56" svg:width="0.75cm" svg:height="0.75cm" svg:x="6.221cm" svg:y="-3.597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Forma3" draw:style-name="gr12" draw:text-style-name="P59" svg:width="0.75cm" svg:height="0.75cm" svg:x="7.221cm" svg:y="-3.597cm"><text:p text:style-name="P58">V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name="Forma3" draw:style-name="gr10" draw:text-style-name="P56" svg:width="0.75cm" svg:height="0.75cm" svg:x="8.221cm" svg:y="-3.597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siguiente.</text:p>
      <text:p text:style-name="P9"/>
      <text:p text:style-name="P9"><text:tab/><text:tab/><text:tab/><text:tab/><text:tab/><text:tab/><text:tab/></text:p>
      <text:p text:style-name="P9"><draw:custom-shape text:anchor-type="paragraph" draw:z-index="81" draw:name="Forma1" draw:style-name="gr17" draw:text-style-name="P63" svg:width="1.592cm" svg:height="1.592cm" svg:x="5.29cm" svg:y="0.039cm"><text:p/><draw:enhanced-geometry svg:viewBox="0 0 21600 21600" draw:type="rectangle" draw:enhanced-path="M 0 0 L 21600 0 21600 21600 0 21600 0 0 Z N"/></draw:custom-shape><draw:custom-shape text:anchor-type="paragraph" draw:z-index="124" draw:name="Forma1" draw:style-name="gr17" draw:text-style-name="P63" svg:width="1.592cm" svg:height="1.592cm" svg:x="0.289cm" svg:y="0.039cm"><text:p/><draw:enhanced-geometry svg:viewBox="0 0 21600 21600" draw:type="rectangle" draw:enhanced-path="M 0 0 L 21600 0 21600 21600 0 21600 0 0 Z N"/></draw:custom-shape><draw:custom-shape text:anchor-type="paragraph" draw:z-index="126" draw:name="Forma4" draw:style-name="gr23" draw:text-style-name="P65" svg:width="1.253cm" svg:height="1.25cm" svg:x="3.157cm" svg:y="0.176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9"><draw:custom-shape text:anchor-type="paragraph" draw:z-index="82" draw:name="Forma3" draw:style-name="gr18" draw:text-style-name="P53" svg:width="0.646cm" svg:height="0.646cm" svg:x="5.763cm" svg:y="0.025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Forma7" draw:style-name="gr20" draw:text-style-name="P64" svg:width="3.289cm" svg:height="0.421cm" svg:x="2.002cm" svg:y="0.28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5" draw:name="Forma3" draw:style-name="gr18" draw:text-style-name="P53" svg:width="0.646cm" svg:height="0.646cm" svg:x="0.762cm" svg:y="0.025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span text:style-name="T9">En un portal activo </text:span><text:span text:style-name="T11">origen si una celula nace(N) <text:s/></text:span></text:p>
      <text:p text:style-name="P9"><text:tab/><text:tab/><text:tab/><text:tab/><text:tab/><text:tab/><text:span text:style-name="T11">entonces tambien nace en el portal destino y viceversa. </text:span></text:p>
      <text:p text:style-name="P9"/>
      <text:p text:style-name="P9"/>
      <text:p text:style-name="P9"/>
      <text:p text:style-name="P9"><draw:custom-shape text:anchor-type="paragraph" draw:z-index="83" draw:name="Forma1" draw:style-name="gr17" draw:text-style-name="P63" svg:width="1.592cm" svg:height="1.592cm" svg:x="0.289cm" svg:y="0.09cm"><text:p/><draw:enhanced-geometry svg:viewBox="0 0 21600 21600" draw:type="rectangle" draw:enhanced-path="M 0 0 L 21600 0 21600 21600 0 21600 0 0 Z N"/></draw:custom-shape><draw:custom-shape text:anchor-type="paragraph" draw:z-index="85" draw:name="Forma1" draw:style-name="gr17" draw:text-style-name="P63" svg:width="1.592cm" svg:height="1.592cm" svg:x="5.29cm" svg:y="0.09cm"><text:p/><draw:enhanced-geometry svg:viewBox="0 0 21600 21600" draw:type="rectangle" draw:enhanced-path="M 0 0 L 21600 0 21600 21600 0 21600 0 0 Z N"/></draw:custom-shape><draw:custom-shape text:anchor-type="paragraph" draw:z-index="127" draw:name="Forma4" draw:style-name="gr23" draw:text-style-name="P65" svg:width="1.253cm" svg:height="1.25cm" svg:x="3.069cm" svg:y="0.196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9"><draw:custom-shape text:anchor-type="paragraph" draw:z-index="84" draw:name="Forma3" draw:style-name="gr19" draw:text-style-name="P55" svg:width="0.646cm" svg:height="0.646cm" svg:x="0.762cm" svg:y="0.076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Forma3" draw:style-name="gr19" draw:text-style-name="P55" svg:width="0.646cm" svg:height="0.646cm" svg:x="5.763cm" svg:y="0.076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Forma7" draw:style-name="gr20" draw:text-style-name="P64" svg:width="3.289cm" svg:height="0.421cm" svg:x="2.002cm" svg:y="0.20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tab/><text:tab/><text:span text:style-name="T10">En un portal activo origen si una celula muere(m)</text:span></text:p>
      <text:p text:style-name="P9"><text:tab/><text:tab/><text:tab/><text:tab/><text:tab/><text:tab/><text:span text:style-name="T10">entonces tambien m</text:span><text:span text:style-name="T11">uere</text:span><text:span text:style-name="T10"> en el portal destino </text:span><text:span text:style-name="T11">y <text:tab/><text:tab/><text:tab/><text:tab/><text:tab/><text:tab/><text:tab/>viceversa</text:span><text:span text:style-name="T10">.</text:span></text:p>
      <text:p text:style-name="P9"/>
      <text:p text:style-name="P9"/>
      <text:p text:style-name="P9"><draw:custom-shape text:anchor-type="paragraph" draw:z-index="89" draw:name="Forma1" draw:style-name="gr17" draw:text-style-name="P63" svg:width="1.592cm" svg:height="1.592cm" svg:x="0.289cm" svg:y="0.18cm"><text:p/><draw:enhanced-geometry svg:viewBox="0 0 21600 21600" draw:type="rectangle" draw:enhanced-path="M 0 0 L 21600 0 21600 21600 0 21600 0 0 Z N"/></draw:custom-shape><draw:custom-shape text:anchor-type="paragraph" draw:z-index="90" draw:name="Forma1" draw:style-name="gr17" draw:text-style-name="P63" svg:width="1.592cm" svg:height="1.592cm" svg:x="5.29cm" svg:y="0.18cm"><text:p/><draw:enhanced-geometry svg:viewBox="0 0 21600 21600" draw:type="rectangle" draw:enhanced-path="M 0 0 L 21600 0 21600 21600 0 21600 0 0 Z N"/></draw:custom-shape><draw:custom-shape text:anchor-type="paragraph" draw:z-index="128" draw:name="Forma4" draw:style-name="gr24" draw:text-style-name="P61" svg:width="1.253cm" svg:height="1.25cm" svg:x="2.833cm" svg:y="0.335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9"><draw:custom-shape text:anchor-type="paragraph" draw:z-index="93" draw:name="Forma3" draw:style-name="gr18" draw:text-style-name="P53" svg:width="0.646cm" svg:height="0.646cm" svg:x="0.788cm" svg:y="0.201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Forma3" draw:style-name="gr18" draw:text-style-name="P53" svg:width="0.646cm" svg:height="0.646cm" svg:x="5.763cm" svg:y="0.203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Forma8" draw:style-name="gr21" draw:text-style-name="P64" svg:width="2.885cm" svg:height="0.398cm" svg:x="2.305cm" svg:y="0.3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normal origen si la celula nace entonces</text:span></text:p>
      <text:p text:style-name="P9"><text:tab/><text:tab/><text:tab/><text:tab/><text:tab/><text:tab/><text:span text:style-name="T12">tambien nace en el portal destino.</text:span></text:p>
      <text:p text:style-name="P9"/>
      <text:p text:style-name="P9"/>
      <text:p text:style-name="P9"/>
      <text:p text:style-name="P9"><draw:custom-shape text:anchor-type="paragraph" draw:z-index="91" draw:name="Forma1" draw:style-name="gr17" draw:text-style-name="P63" svg:width="1.592cm" svg:height="1.592cm" svg:x="0.289cm" svg:y="0.205cm"><text:p/><draw:enhanced-geometry svg:viewBox="0 0 21600 21600" draw:type="rectangle" draw:enhanced-path="M 0 0 L 21600 0 21600 21600 0 21600 0 0 Z N"/></draw:custom-shape><draw:custom-shape text:anchor-type="paragraph" draw:z-index="92" draw:name="Forma1" draw:style-name="gr17" draw:text-style-name="P63" svg:width="1.592cm" svg:height="1.592cm" svg:x="5.29cm" svg:y="0.205cm"><text:p/><draw:enhanced-geometry svg:viewBox="0 0 21600 21600" draw:type="rectangle" draw:enhanced-path="M 0 0 L 21600 0 21600 21600 0 21600 0 0 Z N"/></draw:custom-shape><draw:custom-shape text:anchor-type="paragraph" draw:z-index="129" draw:name="Forma4" draw:style-name="gr24" draw:text-style-name="P61" svg:width="1.253cm" svg:height="1.25cm" svg:x="2.803cm" svg:y="0.383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9"><draw:custom-shape text:anchor-type="paragraph" draw:z-index="98" draw:name="Forma8" draw:style-name="gr21" draw:text-style-name="P64" svg:width="2.885cm" svg:height="0.398cm" svg:x="2.305cm" svg:y="0.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normal origen si la celula muere entonces</text:span></text:p>
      <text:p text:style-name="P9"><draw:custom-shape text:anchor-type="paragraph" draw:z-index="94" draw:name="Forma3" draw:style-name="gr19" draw:text-style-name="P55" svg:width="0.646cm" svg:height="0.646cm" svg:x="0.762cm" svg:y="-0.296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Forma3" draw:style-name="gr19" draw:text-style-name="P55" svg:width="0.646cm" svg:height="0.646cm" svg:x="5.763cm" svg:y="-0.296cm"><text:p text:style-name="P58">m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span text:style-name="T12">tambien muere en el portal destino.</text:span></text:p>
      <text:p text:style-name="P9"/>
      <text:p text:style-name="P9"/>
      <text:p text:style-name="P9"/>
      <text:p text:style-name="P9"><draw:custom-shape text:anchor-type="paragraph" draw:z-index="99" draw:name="Forma1" draw:style-name="gr17" draw:text-style-name="P63" svg:width="1.592cm" svg:height="1.592cm" svg:x="0.289cm" svg:y="0.205cm"><text:p/><draw:enhanced-geometry svg:viewBox="0 0 21600 21600" draw:type="rectangle" draw:enhanced-path="M 0 0 L 21600 0 21600 21600 0 21600 0 0 Z N"/></draw:custom-shape><draw:custom-shape text:anchor-type="paragraph" draw:z-index="100" draw:name="Forma1" draw:style-name="gr17" draw:text-style-name="P63" svg:width="1.592cm" svg:height="1.592cm" svg:x="5.29cm" svg:y="0.205cm"><text:p/><draw:enhanced-geometry svg:viewBox="0 0 21600 21600" draw:type="rectangle" draw:enhanced-path="M 0 0 L 21600 0 21600 21600 0 21600 0 0 Z N"/></draw:custom-shape><draw:custom-shape text:anchor-type="paragraph" draw:z-index="130" draw:name="Forma4" draw:style-name="gr25" draw:text-style-name="P66" svg:width="1.253cm" svg:height="1.25cm" svg:x="2.859cm" svg:y="0.397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9"><draw:custom-shape text:anchor-type="paragraph" draw:z-index="101" draw:name="Forma3" draw:style-name="gr19" draw:text-style-name="P55" svg:width="0.646cm" svg:height="0.646cm" svg:x="0.762cm" svg:y="0.191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Forma3" draw:style-name="gr19" draw:text-style-name="P55" svg:width="0.646cm" svg:height="0.646cm" svg:x="5.763cm" svg:y="0.191cm"><text:p text:style-name="P58">N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Forma8" draw:style-name="gr21" draw:text-style-name="P64" svg:width="2.885cm" svg:height="0.398cm" svg:x="2.305cm" svg:y="0.4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span text:style-name="T12">En un portal pasivo origen si la celula nace entonces</text:span></text:p>
      <text:p text:style-name="P9"><text:tab/><text:tab/><text:tab/><text:tab/><text:tab/><text:tab/><text:span text:style-name="T12">tambien nace en el portal destino.</text:span></text:p>
      <text:p text:style-name="P9"/>
      <text:p text:style-name="P9"/>
      <text:p text:style-name="P9"/>
      <text:p text:style-name="P9">Acción n°2: Determinar los datos de entrada y salida.</text:p>
      <text:p text:style-name="P1"/>
      <text:p text:style-name="P30">Datos de entrada:</text:p>
      <text:p text:style-name="P30"/>
      <text:p text:style-name="P30">* <text:span text:style-name="T49">La ruta de la ubicación del archivo de texto que tiene los registros de los elementos que componen el juego.</text:span></text:p>
      <text:p text:style-name="P30"><text:soft-page-break/></text:p>
      <text:p text:style-name="P31">* Un archivo de texto que tendra la informacion de los tableros, sus parcelas, los portales y <text:span text:style-name="T48">las celulas que comenzaran como vivas.</text:span></text:p>
      <text:p text:style-name="P31">Dentro del archivo <text:span text:style-name="T48">se pueden tener registro intercalados excepto las celulas vivas y evitando hacer referencia a elementos que no existen. Por ejemplo querer configurar una parcela de un tablero cuyo registro viene mas adelante o no existe.</text:span></text:p>
      <text:p text:style-name="P1"/>
      <text:p text:style-name="P1">* <text:span text:style-name="T13">Eleccion de una tarea a realizar. Mediante un menu que se mostrara el usuario ingresara un entero que correspondera a una tarea especifica del programa.</text:span></text:p>
      <text:p text:style-name="P1"/>
      <text:p text:style-name="P32">Datos de salida <text:span text:style-name="T14">por pantalla</text:span>:</text:p>
      <text:p text:style-name="P32"/>
      <text:p text:style-name="P32">* Cantidad de celulas vivas:</text:p>
      <text:p text:style-name="P32">* Cantidad de nacimientos en el ultimo turno:</text:p>
      <text:p text:style-name="P32">* Cantidad de muertes en el ultimo turno: (entero &gt;= 0).</text:p>
      <text:p text:style-name="P32">* Promedio de nacimientos en el juego:</text:p>
      <text:p text:style-name="P32">* Promedio de muertes en el juego: (float entre 0 y n, con n &lt; 100).</text:p>
      <text:p text:style-name="P32">* Si el juego no cambio en 2 turnos consecutivos: (String informando cuando suceda el acontecimiento).</text:p>
      <text:p text:style-name="P1"/>
      <text:p text:style-name="P33">Datos de salida <text:span text:style-name="T14">por BMP</text:span>:</text:p>
      <text:p text:style-name="P33"/>
      <text:p text:style-name="P33">* <text:span text:style-name="T14">Cada turno se guardaran archivos BMP para cada estado de todos lo tableros que componen el juego. El tamaño del archivo se definira en base a las dimensiones de cada tablero.</text:span></text:p>
      <text:p text:style-name="P33"/>
      <text:p text:style-name="P9">Acción n°3: <text:span text:style-name="T15">Hipotesis consideradas.</text:span></text:p>
      <text:p text:style-name="P1"/>
      <text:p text:style-name="P1">* <text:span text:style-name="T15">El archivo de texto no contendra errores que puedan perjudicar el armando de los elementos que componen el juego.</text:span></text:p>
      <text:p text:style-name="P1"/>
      <text:p text:style-name="P1">* <text:span text:style-name="T15">Una celula puede ser modificada por 2 factores: celulas vecinas y la interaccion con un tipo de portal. La prioridad de cambio sera: parcela primero y luego portal.</text:span></text:p>
      <text:p text:style-name="P34">Ej: “X” celula viva esta ubicada en <text:span text:style-name="T54">el origen de un portal y s</text:span>egun sus vecinas tiene que seguir viviendo para el turno siguiente <text:s/>pero la celula ubicada en el destino tendria que morir en el proximo turno.</text:p>
      <text:p text:style-name="P34"/>
      <text:p text:style-name="P34">* <text:span text:style-name="T16">El usuario del programa no ingresara datos que sean de otro tipo a los pedidos.</text:span></text:p>
      <text:p text:style-name="P39"/>
      <text:p text:style-name="P38">* El efecto de los portales prevalece por sobre el efecto de las celulas vecinas.</text:p>
      <text:p text:style-name="P38"/>
      <text:p text:style-name="P38">* Si se tiene que aplicar un efecto de un portal donde la celula que modifica esta por morir y la celula modificada esta muerta <text:span text:style-name="T29">o por morir</text:span> entonces no se cambia nada en el destino.</text:p>
      <text:p text:style-name="P29"/>
      <text:p text:style-name="P29">* Si se tiene que aplicar un efecto de un portal donde la celula que modifica esta por <text:span text:style-name="T29">nacer</text:span> y la celula modificada esta <text:span text:style-name="T29">por nacer</text:span> entonces no se cambia nada en el destino. <text:span text:style-name="T29">Si</text:span> la celula modificada esta viva entonces se copia el color en la celula destin<text:span text:style-name="T30">o pero no se considera un nacimiento.</text:span></text:p>
      <text:p text:style-name="P9"/>
      <text:p text:style-name="P9">Acción n°5: Pseudocodigo.</text:p>
      <text:p text:style-name="P1"/>
      <text:p text:style-name="P1">* Mostrar mensaje de bienvenida al usuario.</text:p>
      <text:p text:style-name="P1">* <text:span text:style-name="T49">Pedir la ruta de <text:s/>un archivo de texto.</text:span></text:p>
      <text:p text:style-name="P1">* <text:span text:style-name="T49">Procesar el archivo.</text:span></text:p>
      <text:p text:style-name="P1"><text:soft-page-break/><text:tab/>* <text:span text:style-name="T17">Crear elementos del juego reservando memoria.</text:span></text:p>
      <text:p text:style-name="P1">* <text:span text:style-name="T49">Dibujar los tableros iniciales y guardarlos en formato BMP.</text:span></text:p>
      <text:p text:style-name="P1">* Mostrar menu de juego.</text:p>
      <text:p text:style-name="P1"><text:tab/>* <text:span text:style-name="T17">Elegir una tarea</text:span>.</text:p>
      <text:p text:style-name="P1"><text:tab/><text:tab/>* Ejecutar una cantidad de turnos a seleccionar.</text:p>
      <text:p text:style-name="P5"><text:tab/><text:tab/><text:tab/>* <text:span text:style-name="T50">Evaluar</text:span> <text:span text:style-name="T50">tableros del juego.</text:span></text:p>
      <text:p text:style-name="P5"><text:tab/><text:tab/><text:tab/>* <text:span text:style-name="T50">Actualizar</text:span> <text:span text:style-name="T50">tableros del juego.</text:span></text:p>
      <text:p text:style-name="P3"><text:tab/><text:tab/><text:tab/><text:tab/>* <text:span text:style-name="T19">Modificar BMP de los</text:span> tablero<text:span text:style-name="T19">s.</text:span></text:p>
      <text:p text:style-name="P3"><text:tab/><text:tab/><text:tab/>* <text:span text:style-name="T19">Contar y guardar los cambios para los informes.</text:span></text:p>
      <text:p text:style-name="P3"><text:tab/><text:tab/><text:tab/>* <text:span text:style-name="T51">Dibujar tableros de juego.</text:span></text:p>
      <text:p text:style-name="P1"><text:tab/><text:tab/><text:tab/>* Volver al menu de juego.</text:p>
      <text:p text:style-name="P1"><text:tab/><text:tab/>* Reiniciar juego.</text:p>
      <text:p text:style-name="P1"><text:tab/><text:tab/><text:tab/>* <text:span text:style-name="T19">Reiniciar</text:span> contadores, acumuladores<text:span text:style-name="T52">.</text:span></text:p>
      <text:p text:style-name="P1"><text:tab/><text:tab/><text:tab/>* <text:span text:style-name="T52">Eliminar tableros y portales.</text:span></text:p>
      <text:p text:style-name="P7"><text:tab/><text:tab/><text:tab/>* <text:span text:style-name="T49">Pedir la ruta de <text:s/>un archivo de texto</text:span></text:p>
      <text:p text:style-name="P7"><text:tab/><text:tab/><text:tab/>* <text:span text:style-name="T49">Procesar el archivo.</text:span></text:p>
      <text:p text:style-name="P8"><text:tab/><text:tab/><text:tab/>* <text:span text:style-name="T51">Dibujar tableros de juego.</text:span></text:p>
      <text:p text:style-name="P1"><text:tab/><text:tab/><text:tab/>* Volver a <text:span text:style-name="T18">la lista de los tableros.</text:span></text:p>
      <text:p text:style-name="P1"><text:tab/><text:tab/>* Terminar juego.</text:p>
      <text:p text:style-name="P1"><text:tab/><text:tab/><text:tab/>* Mostrar mensaje de cierre del programa.</text:p>
      <text:p text:style-name="P6"><text:tab/><text:tab/><text:tab/>* <text:span text:style-name="T20">Salir del juego.</text:span></text:p>
      <text:p text:style-name="P1"/>
      <text:p text:style-name="P9">Acción n°6: <text:span text:style-name="T23">Clases</text:span> utilizadas.</text:p>
      <text:p text:style-name="P26"/>
      <text:p text:style-name="P27">JuegoDeLaVida: <text:span text:style-name="T24">Es una partida del juego que contendrá todos los elementos y metodos necesarios para la ejecución del programa. </text:span></text:p>
      <text:p text:style-name="P27"/>
      <text:p text:style-name="P28">Tablero: <text:span text:style-name="T24">Estructura de un tamaño predefinido formada por parcelas que contiene una celula. Implementada usando una array bidimensional cuyos elementos son punteros a las distintas parcelas que forman el tablero.</text:span></text:p>
      <text:p text:style-name="P27"/>
      <text:p text:style-name="P27">Dibujante: <text:span text:style-name="T25">Encargado de generar el lienzo que representara un tablero del juego.</text:span></text:p>
      <text:p text:style-name="P27"/>
      <text:p text:style-name="P27"><text:span text:style-name="T53">Interfaz</text:span>: <text:span text:style-name="T25">Encargado de mostrar por pantalla los distintos mensajes y datos de la partida durante el uso del programa.</text:span></text:p>
      <text:p text:style-name="P27"/>
      <text:p text:style-name="P27">Enfermero: <text:span text:style-name="T25">Encargado de evaluar la condicion de las celulas en el tablero. Tambien sera quien modificara el color y la condicion de las celulas haciendolas nacer o matandolas.</text:span></text:p>
      <text:p text:style-name="P27"/>
      <text:p text:style-name="P27">Color: <text:span text:style-name="T26">Representa un color formado por la escala RGB.</text:span></text:p>
      <text:p text:style-name="P27"/>
      <text:p text:style-name="P27">Informe: <text:span text:style-name="T26">Guardara los datos necesarios durante el transcurso del juego para que sean mostrados al usuario.</text:span></text:p>
      <text:p text:style-name="P27"/>
      <text:p text:style-name="P27">Parcela: <text:span text:style-name="T26">Representa la porcion mas pequeña de un tablero que contiene una celula .</text:span></text:p>
      <text:p text:style-name="P27"/>
      <text:p text:style-name="P27">Portal: <text:span text:style-name="T27">Conectara dos tableros distintos y podra modificar las celulas vinculadas al mismo dependiendo del tipo de portal que sea (Activo, Normal, Pasivo).</text:span></text:p>
      <text:p text:style-name="P27"/>
      <text:p text:style-name="P27">Celula: <text:span text:style-name="T28">Elemento cuyo comportamiento podra variar durante el juego tanto su color, energia y estado de viva a muerta o viceversa.</text:span></text:p>
      <text:p text:style-name="P27"/>
      <text:p text:style-name="P27"><text:soft-page-break/>Energia: <text:span text:style-name="T27">Cantidad de vida que tendra una celula.</text:span></text:p>
      <text:p text:style-name="P24"/>
      <text:p text:style-name="P35">Manual de programador.</text:p>
      <text:p text:style-name="P36"/>
      <text:p text:style-name="P36">El programa comienza pidiendo memoria para la clase <text:span text:style-name="T31">JuegoDeLaVida</text:span> que sera la que vinculara el resto de entidades del programa.</text:p>
      <text:p text:style-name="P36">La nueva instancia <text:span text:style-name="T31">JuegoDeLaVida</text:span> reserva memoria para las clases:</text:p>
      <text:p text:style-name="P36">* <text:span text:style-name="T31">Informe</text:span> (lleva el registro de los cambios en los tableros).</text:p>
      <text:p text:style-name="P36">* <text:span text:style-name="T31">Interfaz</text:span> (muestra por pantalla los mensajes de las diferentes situaciones de juego).</text:p>
      <text:p text:style-name="P36">* <text:span text:style-name="T31">Dibujante</text:span> (dibuja cada tableros de juego creando un archivo .BMP).</text:p>
      <text:p text:style-name="P36">* <text:span text:style-name="T31">Enfermero</text:span> (analiza los tableros y los port<text:span text:style-name="T34">a</text:span>les para determinar el estado <text:span text:style-name="T35">próximo</text:span> de las <text:span text:style-name="T35">células</text:span>).</text:p>
      <text:p text:style-name="P37"><text:span text:style-name="T35">También</text:span> se pide memoria para 2 listas:</text:p>
      <text:p text:style-name="P37">* Lista de portales (<text:span text:style-name="T36">guarda todos los portales del juego. Los mismos tienen acceso a las parcelas que vinculan</text:span>).</text:p>
      <text:p text:style-name="P37">* <text:span text:style-name="T36">Lista de tableros (guarda todos los tableros del juego. El </text:span><text:span text:style-name="T32">Tablero</text:span><text:span text:style-name="T36"> es un array bidimensional del tipo puntero a una parcela).</text:span></text:p>
      <text:p text:style-name="P38">Luego se ejecuta el <text:span text:style-name="T35">método</text:span> jugar() que realiza una partida del juego que <text:span text:style-name="T35">podrá</text:span> ser reiniciada.</text:p>
      <text:p text:style-name="P40">Al comienzo del juego la pantalla muestra un mensaje de bienvenida al usuario del programa y luego le pide la ruta de un archivo txt para cargar los datos de los elementos del juego.</text:p>
      <text:p text:style-name="P40">Durante el procesamiento de archivo se toma la primera palabra de cada linea para saber que tipo de ingreso se trata. Puede ser “Tablero”, “Parcela”, “Portal” , “”CelulaViva”.</text:p>
      <text:p text:style-name="P40">Los archivos para lectura tienen que seguir una estructura donde no se hagan referencias a elementos no procesados <text:span text:style-name="T35">todavía</text:span> (en caso de existir).</text:p>
      <text:p text:style-name="P41">Si se lee la palabra “Tablero” el programa toma el resto de los datos y lo crea pidiendo memoria para todos sus elementos que lo componen. El contenido del tablero son punteros a parcelas que contienen una <text:span text:style-name="T35">célula</text:span> muerta cuyo color es blanco. <text:span text:style-name="T37">Para finalizar se lo agrega a la lista de tableros.</text:span></text:p>
      <text:p text:style-name="P42">Si se lee la palabra “Parcela” se toma el resto de los datos que la caracterizan y se la configura en el tablero donde esta ubicada.</text:p>
      <text:p text:style-name="P42">Si se lee la palabra “Portal” el programa pide memoria para un portal que <text:span text:style-name="T35">contendrá</text:span> referencias a la <text:span text:style-name="T33">P</text:span><text:span text:style-name="T31">arcela</text:span> origen y destino del <text:span text:style-name="T33">P</text:span><text:span text:style-name="T31">ortal</text:span> para tener acceso a las <text:span text:style-name="T35">células.</text:span></text:p>
      <text:p text:style-name="P43">Al final del archivo tienen que estar los registros de las <text:span text:style-name="T35">células</text:span> que comenzaran con vida.</text:p>
      <text:p text:style-name="P43">Se toman sus datos y las configura en el tablero que las contiene. Para finalizar se lo agrega a la lista de Portales.</text:p>
      <text:p text:style-name="P44"><text:span text:style-name="T35">Después</text:span> de procesar todo el archivo el Dibujante se encarga de generar los archivos BMP que representan a los tableros del juego <text:span text:style-name="T38">en su estado inicial</text:span>.</text:p>
      <text:p text:style-name="P45">Como siguiente paso se ingresa en un bucle <text:span text:style-name="T39">de tareas </text:span>donde podremos efectuar las distintas <text:span text:style-name="T39">acciones</text:span> que se pueden realizar con los elementos del juego .De este bucle se <text:span text:style-name="T35">saldrá</text:span> cuando se quiera terminar el juego.</text:p>
      <text:p text:style-name="P45">En el bucle la Interfaz primero muestra por pantalla el <text:span text:style-name="T35">menú</text:span> del juego y <text:span text:style-name="T39">obtiene la elección por parte del usuario</text:span>. <text:span text:style-name="T35">Podrá elegir entre 3 acciones posibles:</text:span></text:p>
      <text:p text:style-name="P46">* <text:span text:style-name="T40">Ejecutar una cantidad de turnos:</text:span></text:p>
      <text:p text:style-name="P47"><text:span text:style-name="T41">Se muestra por pantalla y se pide la cantidad de turnos que se quieren ejecutar. Los turnos se ejecutaran siempre y cuando </text:span><text:span text:style-name="T42">el estado de los tableros no hayan entrado en equilibrio (dos turnos seguidos sin cambios).</text:span></text:p>
      <text:p text:style-name="P48"><text:span text:style-name="T42">P</text:span><text:span text:style-name="T41">or cada turno Nisman el Enfermero del juego primero determinara el estado </text:span><text:span text:style-name="T43">próximo</text:span><text:span text:style-name="T41"> de cada </text:span><text:span text:style-name="T44">Celula</text:span><text:span text:style-name="T41"> de todos los tableros en base a las </text:span><text:span text:style-name="T43">células</text:span><text:span text:style-name="T41"> vecinas.</text:span></text:p>
      <text:p text:style-name="P48"><text:span text:style-name="T41">Lo </text:span><text:span text:style-name="T43">siguiente</text:span><text:span text:style-name="T41"> es determinar el color que </text:span><text:span text:style-name="T43">tendrán</text:span><text:span text:style-name="T41"> las </text:span><text:span text:style-name="T43">células</text:span><text:span text:style-name="T41"> que nazcan el </text:span><text:span text:style-name="T43">próximo</text:span><text:span text:style-name="T41"> turno. Al </text:span><text:span text:style-name="T43">finalizar</text:span><text:span text:style-name="T41"> esto se controlara la influencia de los portales del juego en las </text:span><text:span text:style-name="T43">células</text:span><text:span text:style-name="T41"> vinculadas. Se analiza cual de las </text:span><text:span text:style-name="T43">células</text:span><text:span text:style-name="T41"> </text:span><text:span text:style-name="T43">producirá</text:span><text:span text:style-name="T41"> cambios en la otra para modificarle el estado y color del </text:span><text:span text:style-name="T43">próximo</text:span><text:span text:style-name="T41"> turno.</text:span></text:p>
      <text:p text:style-name="P48"><text:span text:style-name="T41">El enfermero actualiza el estado de las </text:span><text:span text:style-name="T43">células</text:span><text:span text:style-name="T41"> </text:span><text:span text:style-name="T43">haciéndolas</text:span><text:span text:style-name="T41"> nacer o </text:span><text:span text:style-name="T43">matándolas</text:span><text:span text:style-name="T41"> mientras va tomando registro para generar los informes del juego.</text:span></text:p>
      <text:p text:style-name="P49"><text:soft-page-break/>El dibujante dibuja el nuevo estado de los tableros y genera los archivos BMP del turno correspondiente.</text:p>
      <text:p text:style-name="P49">La Interfaz muestra por pantalla los informes del juego y si el juego se congelo en el intento de ejecutar los turnos. </text:p>
      <text:p text:style-name="P50"><text:span text:style-name="T41">Regresamos al </text:span><text:span text:style-name="T45">menú</text:span><text:span text:style-name="T41"> de tareas.</text:span></text:p>
      <text:p text:style-name="P46">* <text:span text:style-name="T40">Reiniciar:</text:span></text:p>
      <text:p text:style-name="P51">Libera la memoria pedida para los tableros y portales del juego. Pide por pantalla la ruta de un archivo txt y lo procesa generando nuevos elementos para jugar.</text:p>
      <text:p text:style-name="P51">Se dibujan y generan los archivos correspondientes a los nuevos elementos del juego y se vuelve a mostrar el <text:span text:style-name="T46">menú</text:span> de juego.</text:p>
      <text:p text:style-name="P46">* <text:span text:style-name="T40">Terminar:</text:span></text:p>
      <text:p text:style-name="P52">La Interfaz muestra un mensaje de finalización del programa y se sale del bucle de tareas para terminar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2:07:32.111075867</meta:creation-date>
    <dc:date>2018-11-08T10:13:45.872917783</dc:date>
    <meta:editing-duration>PT3H3M49S</meta:editing-duration>
    <meta:editing-cycles>54</meta:editing-cycles>
    <meta:generator>LibreOffice/6.0.6.2$Linux_X86_64 LibreOffice_project/00m0$Build-2</meta:generator>
    <meta:document-statistic meta:table-count="0" meta:image-count="0" meta:object-count="0" meta:page-count="6" meta:paragraph-count="128" meta:word-count="1805" meta:character-count="10777" meta:non-whitespace-character-count="8782"/>
  </office:meta>
</office:document-meta>
</file>